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B0000001B3C12B8F5B44BC5B2.png" manifest:media-type="image/png"/>
  <manifest:file-entry manifest:full-path="Pictures/100000000000002000000020B2FF2A327EABC87D.png" manifest:media-type="image/png"/>
  <manifest:file-entry manifest:full-path="Pictures/10000123000002C2000002C2254A2EE0D9458542.svg" manifest:media-type="image/svg+xml"/>
  <manifest:file-entry manifest:full-path="Pictures/10000113000002C2000002C2D403D77363781163.svg" manifest:media-type="image/svg+xml"/>
  <manifest:file-entry manifest:full-path="Pictures/100002010000001B0000001B08DB2E02CD4D6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ff66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 draw:shadow="hidden"/>
    </style:style>
    <style:style style:name="gr7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1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3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6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17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 Light3" fo:font-size="24pt"/>
    </style:style>
    <style:style style:name="P6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7" style:family="paragraph">
      <style:paragraph-properties fo:text-align="center"/>
      <style:text-properties style:font-name="DejaVu Sans Light3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a3bfdd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24pt"/>
    </style:style>
    <style:style style:name="T3" style:family="text">
      <style:text-properties style:font-name="DejaVu Sans Light3" fo:font-size="24pt" style:font-size-asian="24pt" style:font-size-complex="24pt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JEKT: 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Android-Sensoren auf Computern nutz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 2: Beispie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2" draw:text-style-name="P4" draw:layer="layout" svg:x1="18.075cm" svg:y1="10.971cm" svg:x2="26.67cm" svg:y2="10.971cm">
          <text:p/>
        </draw:line>
        <draw:line draw:style-name="gr3" draw:text-style-name="P4" draw:layer="layout" svg:x1="1.798cm" svg:y1="10.971cm" svg:x2="9.947cm" svg:y2="10.971cm">
          <text:p/>
        </draw:line>
        <draw:frame draw:style-name="gr4" draw:text-style-name="P5" draw:layer="layout" svg:width="8.158cm" svg:height="1.237cm" svg:x="1.778cm" svg:y="9.339cm">
          <draw:text-box>
            <text:p text:style-name="P4"><text:span text:style-name="T2">Maussteuerung</text:span></text:p>
          </draw:text-box>
        </draw:frame>
        <draw:frame draw:style-name="gr5" draw:text-style-name="P6" draw:layer="layout" svg:width="8.352cm" svg:height="2.139cm" svg:x="9.936cm" svg:y="9.339cm">
          <draw:text-box>
            <text:p text:style-name="P4"><text:span text:style-name="T3">Spielsteuerung</text:span></text:p>
          </draw:text-box>
        </draw:frame>
        <draw:frame draw:style-name="gr6" draw:text-style-name="P6" draw:layer="layout" svg:width="8.636cm" svg:height="2.223cm" svg:x="18.034cm" svg:y="9.339cm">
          <draw:text-box>
            <text:p text:style-name="P4"><text:span text:style-name="T3">Robotersteuerung</text:span></text:p>
          </draw:text-box>
        </draw:frame>
        <draw:line draw:style-name="gr7" draw:text-style-name="P4" draw:layer="layout" svg:x1="9.947cm" svg:y1="10.971cm" svg:x2="18.075cm" svg:y2="10.971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8" draw:text-style-name="P7" xml:id="id1" draw:id="id1" draw:layer="layout" svg:width="9.446cm" svg:height="3.574cm" svg:x="15.645cm" svg:y="5.588cm">
          <text:p text:style-name="P4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9.446cm" svg:height="3.574cm" svg:x="15.645cm" svg:y="10.278cm">
          <text:p text:style-name="P4"><text:span text:style-name="T1">Zu Issue-Tracking-System</text:span></text:p>
          <text:p text:style-name="P4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9.446cm" svg:height="3.574cm" svg:x="15.645cm" svg:y="14.968cm">
          <text:p text:style-name="P4"><text:span text:style-name="T1">Issue aus Tracking-System</text:span></text:p>
          <text:p text:style-name="P4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9" draw:text-style-name="P8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0" draw:text-style-name="P7" xml:id="id4" draw:id="id4" draw:layer="layout" svg:width="9.445cm" svg:height="3.574cm" svg:x="2.54cm" svg:y="5.588cm">
          <text:p text:style-name="P4"><text:span text:style-name="T1">Projektinitialisation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9" draw:text-style-name="P8" draw:layer="layout" draw:type="curve" svg:x1="11.985cm" svg:y1="7.375cm" svg:x2="15.645cm" svg:y2="7.375cm" draw:start-shape="id4" draw:start-glue-point="1" draw:end-shape="id1" draw:end-glue-point="3" svg:d="M11985 7375h3660" svg:viewBox="0 0 3661 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1" draw:text-style-name="P4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7" draw:layer="layout" svg:width="7.62cm" svg:height="1.524cm" draw:transform="rotate (0.000174532925199433) translate (5.219cm 9.804cm)">
            <text:p text:style-name="P4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4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3" draw:text-style-name="P7" draw:layer="layout" svg:width="6.096cm" svg:height="0.762cm" svg:x="16.527cm" svg:y="10.119cm">
          <text:p text:style-name="P4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8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4" draw:text-style-name="P8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5" draw:text-style-name="P7" draw:layer="layout" svg:width="16.002cm" svg:height="3.556cm" svg:x="5.999cm" svg:y="8.722cm">
          <text:p text:style-name="P4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8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4" draw:text-style-name="P8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4">sollte</text:span></text:p>
              <text:p><text:span text:style-name="T5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6" draw:text-style-name="P7" draw:layer="layout" svg:width="12.7cm" svg:height="3.597cm" svg:x="9.298cm" svg:y="8.702cm">
          <text:p text:style-name="P4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8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4" draw:text-style-name="P8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7" draw:text-style-name="P4" draw:layer="layout" svg:width="4.572cm" svg:height="2.54cm" svg:x="8.128cm" svg:y="5.588cm">
          <text:p text:style-name="P4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4" draw:layer="layout" svg:width="7.619cm" svg:height="2.54cm" svg:x="12.193cm" svg:y="5.588cm">
          <text:p text:style-name="P4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4" draw:layer="layout" svg:width="8.382cm" svg:height="2.54cm" svg:x="2.032cm" svg:y="13.97cm">
          <text:p text:style-name="P4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9" draw:layer="layout" svg:width="4.571cm" svg:height="2.54cm" svg:x="9.653cm" svg:y="13.97cm">
          <text:p text:style-name="P4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9" draw:layer="layout" svg:width="4.571cm" svg:height="2.54cm" svg:x="17.273cm" svg:y="13.97cm">
          <text:p text:style-name="P4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9" draw:layer="layout" svg:width="4.571cm" svg:height="2.54cm" svg:x="13.462cm" svg:y="13.97cm">
          <text:p text:style-name="P4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4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4.571cm" svg:height="2.54cm" svg:x="21.082cm" svg:y="13.97cm">
          <text:p text:style-name="P4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0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4" draw:text-style-name="P8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8T20:07:40.573360984</dc:date>
    <meta:editing-duration>PT2H25M38S</meta:editing-duration>
    <meta:editing-cycles>23</meta:editing-cycles>
    <meta:generator>LibreOffice/5.1.6.2.0$Linux_X86_64 LibreOffice_project/10m0$Build-2</meta:generator>
    <meta:document-statistic meta:object-count="97"/>
  </office:meta>
</office:document-meta>
</file>